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2000000020B2FF2A327EABC87D.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Sans UI1" svg:font-family="'Andale Sans UI'" style:font-family-generic="modern" style:font-pitch="variable"/>
    <style:font-face style:name="Arial1" svg:font-family="Arial" style:font-family-generic="modern" style:font-pitch="variable"/>
    <style:font-face style:name="メイリオ" svg:font-family="メイリオ"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style style:name="gr1" style:family="graphic" style:parent-style-name="standard">
      <style:graphic-properties draw:stroke="solid" draw:stroke-dash="Ultrafine_20_2_20_Dots_20_3_20_Dashes" svg:stroke-color="#000000" draw:fill="none" draw:fill-color="#ffffff" fo:min-height="5.855cm" fo:padding-top="0.13cm" fo:padding-bottom="0.13cm" fo:padding-left="0.25cm" fo:padding-right="0.25cm"/>
    </style:style>
    <style:style style:name="gr2" style:family="graphic" style:parent-style-name="standard">
      <style:graphic-properties draw:stroke="solid" svg:stroke-color="#000000" draw:fill="none" draw:fill-color="#ffffff" fo:min-height="5.791cm"/>
    </style:style>
    <style:style style:name="gr3" style:family="graphic" style:parent-style-name="standard">
      <style:graphic-properties draw:stroke="solid" svg:stroke-color="#000000" draw:fill="none" draw:fill-color="#ffffff" fo:min-height="7.111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solid" draw:stroke-dash="Ultrafine_20_2_20_Dots_20_3_20_Dashes" svg:stroke-color="#000000" draw:fill="none" draw:fill-color="#ffffff" fo:min-height="4.439cm" fo:padding-top="0.13cm" fo:padding-bottom="0.13cm" fo:padding-left="0.25cm" fo:padding-right="0.25cm"/>
    </style:style>
    <style:style style:name="gr6" style:family="graphic" style:parent-style-name="standard">
      <style:graphic-properties draw:stroke="solid" draw:stroke-dash="Ultrafine_20_2_20_Dots_20_3_20_Dashes" svg:stroke-color="#000000" draw:fill="none" draw:fill-color="#ffffff" fo:min-height="4.705cm" fo:padding-top="0.13cm" fo:padding-bottom="0.13cm" fo:padding-left="0.25cm" fo:padding-right="0.25cm"/>
    </style:style>
    <style:style style:name="gr7" style:family="graphic" style:parent-style-name="standard">
      <style:graphic-properties draw:textarea-horizontal-align="justify" draw:textarea-vertical-align="middle" draw:auto-grow-height="false" fo:min-height="4.38cm" fo:min-width="12.926cm" fo:wrap-option="no-wrap"/>
    </style:style>
    <style:style style:name="P1" style:family="paragraph">
      <loext:graphic-properties draw:fill="none" draw:fill-color="#ffffff"/>
      <style:text-properties fo:font-size="15pt" style:font-size-asian="15pt" style:font-size-complex="15pt"/>
    </style:style>
    <style:style style:name="P2" style:family="paragraph">
      <style:paragraph-properties fo:text-align="center"/>
    </style:style>
    <style:style style:name="P3" style:family="paragraph">
      <style:paragraph-properties fo:text-align="center"/>
      <style:text-properties style:font-name="メイリオ" fo:font-size="26pt" fo:font-weight="bold" style:font-name-asian="メイリオ" style:font-size-asian="26pt" style:font-weight-asian="bold" style:font-size-complex="26pt" style:font-weight-complex="bold"/>
    </style:style>
    <style:style style:name="T1" style:family="text">
      <style:text-properties fo:font-size="15pt" style:font-size-asian="15pt" style:font-size-complex="15pt"/>
    </style:style>
    <style:style style:name="T2" style:family="text">
      <style:text-properties style:font-name="メイリオ" fo:font-size="26pt" fo:font-weight="bold" style:font-name-asian="メイリオ" style:font-size-asian="26pt" style:font-weight-asian="bold" style:font-size-complex="2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0cm" svg:height="6.115cm" svg:x="0.5cm" svg:y="1.8cm">
          <draw:text-box>
            <text:p><text:span text:style-name="T1">国民健康保険法施行規則</text:span></text:p>
            <text:p><text:span text:style-name="T1">第二十五条 　被保険者は、法第三十六条第三項 （法第五十三条第三項 及び第五十四条の三第二項 において準用する場合を含む。）の規定により保険薬局について薬剤の支給を受けようとするときは、保険医療機関において療養を担当する保険医の交付した処方せんを当該保険薬局に提出しなければならない。ただし、当該保険薬局から被保険者証又は被保険者資格証明書の提出を求められた場合には、当該処方せん及び被保険者証又は被保険者資格証明書を（第七条の四第一項の被保険者にあつては、高齢受給者証を添えて）提出しなければならない。</text:span></text:p>
          </draw:text-box>
        </draw:frame>
        <draw:frame draw:style-name="gr2" draw:text-style-name="P1" draw:layer="layout" svg:width="20cm" svg:height="6.041cm" svg:x="0.5cm" svg:y="8.059cm">
          <draw:text-box>
            <text:p><text:span text:style-name="T1">健康保険法施行規則</text:span></text:p>
            <text:p><text:span text:style-name="T1">第五十四条 　法第六十三条第三項 各号に掲げる薬局（以下「保険薬局等」という。）から薬剤の支給を受けようとする者は、保険医療機関等において、診療に従事する保険医又は医師若しくは歯科医師が交付した処方せんを当該保険薬局等に提出しなければならない。ただし、当該保険薬局等から被保険者証の提出を求められたときは、当該処方せん及び被保険者証を（被保険者が法第七十四条第一項第二号 又は第三号 の規定の適用を受けるときは、高齢受給者証を添えて）提出しなければならない。</text:span></text:p>
          </draw:text-box>
        </draw:frame>
        <draw:frame draw:style-name="gr3" draw:text-style-name="P1" draw:layer="layout" svg:width="20cm" svg:height="7.361cm" svg:x="0.5cm" svg:y="14.3cm">
          <draw:text-box>
            <text:p><text:span text:style-name="T1">船員保険法施行規則</text:span></text:p>
            <text:p><text:span text:style-name="T1">第四十五条 　法第五十三条第六項 各号に掲げる薬局（以下「保険薬局等」という。）から薬剤の支給を受けようとする者は、保険医療機関等において、診療に従事する保険医又は医師若しくは歯科医師が交付した処方せんを当該保険薬局等に提出しなければならない。ただし、当該保険薬局等から被保険者証の提出を求められたときは、当該処方せん及び被保険者証を（被保険者が法第五十五条第一項第二号 又は第三号 の規定の適用を受けるときは、高齢受給者証を添えて）提出しなければならない。</text:span></text:p>
            <text:p><text:span text:style-name="T1">２ 　前項の場合において、同項の薬剤の支給に係る疾病又は負傷が下船後の療養補償であるときは、療養補償証明書を提出しなければならない。</text:span></text:p>
          </draw:text-box>
        </draw:frame>
        <draw:frame draw:style-name="gr3" draw:text-style-name="P1" draw:layer="layout" svg:width="20cm" svg:height="7.361cm" svg:x="0.5cm" svg:y="21.8cm">
          <draw:text-box>
            <text:p><text:span text:style-name="T1">高齢者の医療の確保に関する法律施行規則</text:span></text:p>
            <text:p><text:span text:style-name="T1">第三十条 　被保険者は、法第六十四条第三項 （法第七十六条第六項 及び第八十二条第二項 において準用する場合を含む。）の規定により健康保険法 （大正十一年法律第七十号）第六十三条第三項第一号 に規定する保険薬局（以下「保険薬局」という。）について薬剤の支給を受けようとするときは、同号 に規定する保険医療機関（以下「保険医療機関」という。）において療養を担当する同法第六十四条 に規定する保険医（以下「保険医」という。）の交付した処方せんを当該保険薬局に提出しなければならない。ただし、当該保険薬局から被保険者証又は被保険者資格証明書の提出を求められた場合には、当該処方せん及び被保険者証又は被保険者資格証明書を提出しなければならない。</text:span></text:p>
          </draw:text-box>
        </draw:frame>
        <draw:rect draw:style-name="gr4" draw:text-style-name="P3" draw:layer="layout" svg:width="20cm" svg:height="1.3cm" svg:x="0.5cm" svg:y="0.5cm">
          <text:p text:style-name="P2"><text:span text:style-name="T2">保険証の提示をお願いします</text:span></text:p>
        </draw:rect>
      </draw:page>
      <draw:page draw:name="page2" draw:style-name="dp1" draw:master-page-name="Default">
        <draw:rect draw:style-name="gr4" draw:text-style-name="P3" draw:layer="layout" svg:width="20cm" svg:height="1.3cm" svg:x="0.5cm" svg:y="0.5cm">
          <text:p text:style-name="P2"><text:span text:style-name="T2">保険証の提示をお願いします</text:span></text:p>
        </draw:rect>
        <draw:frame draw:style-name="gr5" draw:text-style-name="P1" draw:layer="layout" svg:width="20cm" svg:height="4.699cm" svg:x="0.5cm" svg:y="1.801cm">
          <draw:text-box>
            <text:p><text:span text:style-name="T1">国家公務員共済組合法施行規則</text:span></text:p>
            <text:p><text:span text:style-name="T1">第百一条　法第五十五条第一項に規定する薬局から薬剤の支給を受けようとする者は、同項に規定する医療機関において診療に従事する保険医又は医師若しくは歯科医師から処方箋の交付を受けた上、これを当該薬局に提出しなければならない。ただし、当該薬局から組合員証の提出を求められたときは、当該処方箋及び組合員証を（その者が法第五十五条第二項第二号又は第三号の規定の適用を受ける場合には高齢受給者証を添えて）提出しなければならない。</text:span></text:p>
          </draw:text-box>
        </draw:frame>
        <draw:frame draw:style-name="gr5" draw:text-style-name="P1" draw:layer="layout" svg:width="20cm" svg:height="4.699cm" svg:x="0.5cm" svg:y="6.602cm">
          <draw:text-box>
            <text:p><text:span text:style-name="T1">地方公務員等共済組合法施行規程</text:span></text:p>
            <text:p><text:span text:style-name="T1">第百六条　法第五十七条第一項に規定する薬局から薬剤の支給を受けようとする者は、同項に規定する医療機関において診療に従事する保険医又は医師若しくは歯科医師から処方箋の交付を受けたうえ、これを当該薬局に提出しなければならない。この場合において、当該薬局から組合員証の提出を求められたときは、当該処方箋及び組合員証を（その者が法第五十七条第二項第二号又は第三号の規定の適用を受ける場合には高齢受給者証を添えて）提出しなければならない。</text:span></text:p>
          </draw:text-box>
        </draw:frame>
        <draw:frame draw:style-name="gr6" draw:text-style-name="P1" draw:layer="layout" svg:width="20cm" svg:height="4.965cm" svg:x="0.5cm" svg:y="11.403cm">
          <draw:text-box>
            <text:p><text:span text:style-name="T1">私立学校教職員共済法施行規則</text:span></text:p>
            <text:p><text:span text:style-name="T1">第四条の四　法第二十五条において準用する組合法第五十五条第一項各号に掲げる薬局から薬剤の支給を受けようとする者は、同項各号に掲げる医療機関において診療に従事する保険医又は医師若しくは歯科医師から処方箋の交付を受けた上、当該薬局に提出しなければならない。ただし、当該薬局から加入者証の提出を求められたときは、当該処方箋及び加入者証を（その者が法第二十五条において準用する組合法第五十五条第二項第二号又は第三号の規定の適用を受ける場合には高齢受給者証を添えて）提出しなければならない。</text:span></text:p>
          </draw:text-box>
        </draw:frame>
        <draw:custom-shape draw:style-name="gr7" draw:text-style-name="P2" draw:layer="印刷しない" svg:width="14.5cm" svg:height="5cm" svg:x="3.001cm" svg:y="19.102cm">
          <text:p>「 法令データ提供システム/総務省行政管理局」</text:p>
          <text:p>＜<text:a xlink:href="http://law.e-gov.go.jp/cgi-bin/idxsearch.cgi" xlink:type="simple">http://law.e-gov.go.jp/cgi-bin/idxsearch.cgi</text:a>＞</text:p>
          <text:p>の法令用語検索で「薬剤の支給」の検索結果より</text:p>
          <draw:enhanced-geometry svg:viewBox="0 0 21600 21600" draw:text-areas="800 800 20800 20800" draw:type="round-rectangular-callout" draw:modifiers="1215.47479484174 31119.3761247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Sans UI1" svg:font-family="'Andale Sans UI'" style:font-family-generic="modern" style:font-pitch="variable"/>
    <style:font-face style:name="Arial1" svg:font-family="Arial" style:font-family-generic="modern" style:font-pitch="variable"/>
    <style:font-face style:name="メイリオ" svg:font-family="メイリオ"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Ultrafine_20_2_20_Dots_20_3_20_Dashes" draw:display-name="Ultrafine 2 Dots 3 Dashes" draw:style="rect" draw:dots1="2" draw:dots1-length="0.05cm" draw:dots2="3" draw:dots2-length="0.25cm" draw:distance="0.13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ja" style:country-asian="JP" style:font-name-complex="Tahoma" style:font-size-complex="24pt" style:language-complex="fa" style:country-complex="IR"/>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5cm" fo:margin-bottom="0.5cm" fo:margin-left="0.5cm" fo:margin-right="0.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印刷しない"/>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2H26M36S</meta:editing-duration>
    <meta:editing-cycles>7</meta:editing-cycles>
    <meta:generator>LibreOffice/5.0.3.2$Windows_x86 LibreOffice_project/e5f16313668ac592c1bfb310f4390624e3dbfb75</meta:generator>
    <dc:date>2016-06-06T00:10:27.137000000</dc:date>
    <meta:document-statistic meta:object-count="10"/>
  </office:meta>
</office:document-meta>
</file>